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Awami Nastaliq" svg:font-family="'Awami Nastaliq'" style:font-pitch="variable"/>
    <style:font-face style:name="Awami Nastaliq PreV1" svg:font-family="'Awami Nastaliq PreV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Awami Nastaliq" fo:font-size="15pt" officeooo:rsid="00042789" officeooo:paragraph-rsid="00042789" style:font-size-asian="15pt" style:font-name-complex="Awami Nastaliq" style:font-size-complex="15pt"/>
    </style:style>
    <style:style style:name="P2" style:family="paragraph" style:parent-style-name="Standard">
      <style:paragraph-properties fo:text-align="end" style:justify-single-word="false" style:writing-mode="rl-tb"/>
      <style:text-properties style:font-name="Awami Nastaliq" fo:font-size="15pt" officeooo:rsid="00042789" officeooo:paragraph-rsid="00052b61" style:font-size-asian="15pt" style:font-name-complex="Awami Nastaliq" style:font-size-complex="15pt"/>
    </style:style>
    <style:style style:name="P3" style:family="paragraph" style:parent-style-name="Standard">
      <style:paragraph-properties fo:text-align="end" style:justify-single-word="false" style:writing-mode="rl-tb"/>
      <style:text-properties style:font-name="Awami Nastaliq" fo:font-size="15pt" officeooo:rsid="00042789" officeooo:paragraph-rsid="0006cf8a" style:font-size-asian="15pt" style:font-name-complex="Awami Nastaliq" style:font-size-complex="15pt"/>
    </style:style>
    <style:style style:name="P4" style:family="paragraph" style:parent-style-name="Standard">
      <style:paragraph-properties fo:text-align="end" style:justify-single-word="false" style:writing-mode="rl-tb"/>
      <style:text-properties style:font-name="Awami Nastaliq" fo:font-size="15pt" officeooo:rsid="00042789" officeooo:paragraph-rsid="0008bbae" style:font-size-asian="15pt" style:font-name-complex="Awami Nastaliq" style:font-size-complex="15pt"/>
    </style:style>
    <style:style style:name="P5" style:family="paragraph" style:parent-style-name="Standard">
      <style:paragraph-properties fo:text-align="start" style:justify-single-word="false" style:writing-mode="lr-tb"/>
      <style:text-properties style:font-name="Awami Nastaliq" fo:font-size="15pt" officeooo:rsid="00042789" officeooo:paragraph-rsid="00042789" style:font-size-asian="15pt" style:font-name-complex="Awami Nastaliq" style:font-size-complex="15pt"/>
    </style:style>
    <style:style style:name="T1" style:family="text">
      <style:text-properties officeooo:rsid="00052b61"/>
    </style:style>
    <style:style style:name="T2" style:family="text">
      <style:text-properties officeooo:rsid="0006cf8a"/>
    </style:style>
    <style:style style:name="T3" style:family="text">
      <style:text-properties officeooo:rsid="0008bb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5">UNITED NATIONS UNIVERSAL</text:p>
      <text:p text:style-name="P5">DECLARATION OF HUMAN RIGHTS</text:p>
      <text:p text:style-name="P5">1948</text:p>
      <text:p text:style-name="P5"><text:s/></text:p>
      <text:p text:style-name="P1">ا ِنساناندے حقوق دا عالمی َمنشور</text:p>
      <text:p text:style-name="P1"/>
      <text:p text:style-name="P5">TRANSLATED IN HINDKO LANGUAGE</text:p>
      <text:p text:style-name="P1"><text:s text:c="24"/></text:p>
      <text:p text:style-name="P1"/>
      <text:p text:style-name="P1"/>
      <text:p text:style-name="P1"/>
      <text:p text:style-name="P1"/>
      <text:p text:style-name="P1"/>
      <text:p text:style-name="P5">UNITED NATIONS (UN)</text:p>
      <text:p text:style-name="P1"/>
      <text:p text:style-name="P1">ِانساناندے حقوق دا عالمی َمنشور</text:p>
      <text:p text:style-name="P1"><text:soft-page-break/></text:p>
      <text:p text:style-name="P1">اَقوام متحدہ دے تصدیق شدہ دستاویزات تے قرارداداں دی منظوری 10 دسمبر1948 آں پیرس بِچ ہوئی۔ اِنہاں قرارداداں دُنیا دی ہونڑ تک (400) دے قریب مختلف زباناں بِچ ترجمہ تے مُختلف لہجیاں دے بھی ترجمے شائع کیتے گئے ہین۔ جِنہاں دی بنیاد اِس دستاویز آں دنیا بِچ سب تَوں زِیادہ ترجمے دا حامل دستاویز دا اِعزاز حاصل اے۔ اِنساناں دے حقوق دے عالمی منشور دے حوالے نال قرارداد دُوئی جنگِ عظیم تَوں فوراً بعد سامنڑے آئی۔ جس دی رُو دے مطابق دنیا بِچ پہلی واری اُنہاں ساریاں اِنساناں دے حقوق دے بارے بِچ اتفاق رائے پیدا کِیتی گئی۔ جِہڑا ہر اِنسان دا بنیادی حق اے۔ بغیر کسی پہچانڑ یا اِمتیاز دے مرتب کِیتے دے سارے حقوق ہر انسان آں دِتے جُلنے چاہیدِن۔ </text:p>
      <text:p text:style-name="P2"><text:s/>اِنساناں دے عالمی حقوق دی قرارداداں دِیاں مجموعی (30) شِقاں شامل کِیتی دِیاں ہین۔ جِہڑیاں ساریاں دِیاں ساریاں بین الاقوامی معاہدیاں دے مُطابق کسی وی علاقے دے اِنساناں دے حقوق دے بارے بِچ اُنہاں دے رہن سہن تے دُوئے طریقیاں دا نچوڑ کَڈ کے اَخذ کِیتیاں گِیاں ہین۔ اِنہاں قرارداداں قومی دستور تے قوانین تَوںوی اَخذ کِیتے دے۔ اِنساناں دے حقوق دا آفاقی منشور ، اِنساناں دے حقوق بین الاقوامی بل دا حِصّہ ہین۔ جس بِچ اِس حصّے آں لازمی تے دُوئے دَو ہاں حِصّیاں جہڑے عالمی معیشیت دے حوالے نال کِیتے دے ہین۔ اُنہاں معاہدے ، رَسماں رَواجاں تے آپنڑِیں ثقافت دے حوالے نال منظور کِیتے دِیاں معاہدیاں دا عالمی معاہدہ برائے عوامی اور سیاسی حقوق دا اختیار دِتے دے۔ (1996) جِس بِچ اقوام متحدہ دی جنرل اسمبلی سُنڑ ِاتفاق رائے نال انسان</text:p>
      <text:p text:style-name="P2">اں دے حقوقا ں دے عالمی بل دے م<text:span text:style-name="T1">‌ؤ</text:span>خر الذکر دُوہےاں معاہدیاں کو منظور کِیتا اِہیا۔ </text:p>
      <text:p text:style-name="P1"><text:soft-page-break/><text:s/>جس تَوں بعد ہونڑ تک اِسی بل آں اِنساناں دے حقوق دے بارے بِچ ہک مکمل دستاویز آخیاں جُل ہَکدے۔ جبکہ اُتلِیاں سطراں بِچ پہلے ہی اَسی اے لِکھ چُکے آں کہ اقوام متحدہ دی جنرل اسمبلی سُنڑ(10دسمبر 1948) آں اِنساناںدے حقوقاں دا عالمی منشور منظور کر کے اُس دا عام اِعلان کیتا۔ اَگلے َصفحیاں تے اِسی منشور دا پورا تے مکمل متن لِکھے دے۔ اس تاریخی کارنامے تَوں بعداسمبلی سُنڑ آپنڑَیں سارے مِمبر مُلکاں تے زَور دِتے۔ کیونکہ اَوہ بھی آپنڑیاںمُلکاں بِچ بھی اس دا عام اعلان کَرّن تے اِس منشور دی اِشاعت دے کماں بِچ حصّہ ِکہنُن۔ </text:p>
      <text:p text:style-name="P1">مَثلاً اے کے اِساں خَاص جَگہاں تے آویزاں کِیتا جُلے تے خَاص طور تے سَکولاں تے مُختلف تَعلیمی اِداریاں بِچ اِس عَالمی مَنشور آں پَڑھ کے سُنڑایاں جُلے۔ اِس دی تَفصیلات بھی واضح کِیتیاں جُلّن۔ اِس سِلسّلے بِچ کِسی بھی مُلک یا عَلاقے دی سِیاسی حَیثیت دے لِحاظ نال کُج بھی اِمتیازی سَلوک نہ بَرتیا جُلے۔</text:p>
      <text:p text:style-name="P1">﴾آخری مُستند مَتّن﴿</text:p>
      <text:p text:style-name="P1">﴾ مِحکمہ اِطلاعات ِعَامہ اَقوامِ مُتحدہ نِیو یارک﴿</text:p>
      <text:p text:style-name="P1">اِنساناں دے عَالمی حَقوق دے بارے بِچ جِہڑیاں قَرارداداں مَنظور کِیتاں گِیان، اُنہاں سَامنڑے آنڑنے تَوں پہلے اے ضَروری اے کہ اَسی آپنڑیں پَڑھنے وَالیا ں اِس دے بَارے بِچ تَفصیل نال دَساں۔ اِنساناں دے حَقوق تَوں کے مُراد اے تے عَالمی مَنشور بِچ اِنہاں دے حَقوقاں دی اِہمیت تے اَفادیت اے۔</text:p>
      <text:p text:style-name="P1">اِنساناں دے حَقوق دے مَعنی: اے دُوئیاں کَلمیاں دا مرکب اے۔ حَقوق حَق تَوں نِکلے دے، یعنی حق دی جمع حقوق اے تے اَوہ شے جِہڑی ثابت کرے (کسی فَرد یا جماعت آں) اِنساناںدی طرف <text:soft-page-break/>َمنسوب اے ۔ اِنسان دی تعریف یعنی اَوہ جاندار شَے جِہڑی جسم تے رُوح والی ہوّے تے کلام (بول چال) رَخنڑاں دی قُدرتی فطرت رَخدی ہَوّے، اِس تَوں مُراد اِنسان کہیدی جُلدی اے۔</text:p>
      <text:p text:style-name="P1">انساناں دے حقوق دا مفہوم: اِنسان اِس دنیاں بِچ کہلا نی رہ ہکدا ۔ اَوہ دُوئیاں نال مل جُل کے رِہنڑیں تے مجبور اے۔ آپنڑِیں ضرورتاں تے زندگی گزارنے واستے آپنڑِیں ضروتاں پُوریاں کرنے واسطے سامنڑَیں آنڑیں والیاں مشکلاں تے مُصیبتاں دا سامنڑاں کرنے تے اُنہاں کولو ں نجات پانڑیں واستے ہک انسان دوئے اِنسان دا مجبور ہوندے ۔ اِس ساری مُصیبتی دے پیش نظر ہر انسان دے عقلی تے اُس دے طبعی لحاظ نال اے حق بنڑدے کہ اَوہ دُوئیاں انسان دی مدد کرے تے اُس دے حقوق و فرضاںدا خیال کرے۔</text:p>
      <text:p text:style-name="P1">اِنساناں دے حقوق دی اِرتقائی تاریخ دا مختصر جائزہ: اِنساناں دے حقوق دے متعلق کتاب و سنت دی رَوشنی بِچ بحث کرنے تَوں پہلے حقوقاں دی اِرتقائی تاریخ دا اِرتقائی جائزہ کِہنڑاں ضروری اے تاکہ حقیقت وی کھُل کے سامنڑے آ جُلے تے اے وی پتہ لگ جُلے کہ مسلماناں دے مذہب اِسلام بِچ اِنساناں دے حقوق دے متعلق مکمل ضابطہ موجود ہ اے۔ کیوں کہ حضرت محمد ﷺ سُنڑ آپنڑَیں حجةالوداع دے آخری خطبے بِچ بڑی تفصیل نال جِہڑی تاکید کیِتی اے ، اَوہ ہی اِنساناں دے حقوق دا نچوڑ اے۔ حضرت محمد ﷺ سُنڑ مسلم تے غیر مسلم دَوہاں اِنساناںدے حقوق دے لحاظ نال اہمیت دے کے مذہب اسلام دی تعلیمات آں مکمل کِیتا اِہیا۔</text:p>
      <text:p text:style-name="P1">حَقوق اِنسانی دے شَعور اِرتقاء دی مُختصر تَاریخ دا جائزہ: صَنعتی اِنقلاب دے آغاز دے دَوران مَغربی مُمالک بِچ اِنساناں دے حَقوق دے مُتعلق آگاہی ہَوئی تے اِسی دوران اِنساناں دے حَقوق دے مُتعلق بُنیادی نُقاط وَضع کِیتے گئے۔ جِنہاں دے مُطابق کِسی وی اِنسان آںاُس دے حَقوق تَوں مَحروم نی کِیتا جُل <text:soft-page-break/>ہکدا۔ بیسویں صَدی دی اِبتداء بِچ اِنساناں دے حَقوق دے مُتعلق اِبتدائی کَمّاں اُتے تَوجہ دِتی گئی اِہئی۔ اِنقلابِ فَرانس اِنہاں ہی حَقوقاں د ا بُنیادی جُزو قَرار دِتا گِیا اِہیا،۔ جِس دے مُطابق اِنسان اُنہاں دی حَیثیت، قَوم دی حَاکمیت، آزادی، مَساوات تے مَلکیت جیسے فِطرتی حَقوق دے ثَبوت پَیش کِیتے گئے اے۔ فِر اِسی طَرح اے ہی حَقوق ذیادہ ہوندہ گئے۔ فِر اِنہاں دا دائرہ کار وی وَسیع کِیتا گیا۔ آخر بِچ اِنساناں دے حَقوقاں دا عَالمی مَنشور سَامنڑے آیا ، جِس آں ہک ضَابطہ دی حَیثیت دینڑَیں تَوں پِہلے اِسی مَنشور آں اَ قوام مُتحدہ دی جَنرل اِسمبلی سُنڑ ( 10دَسمبر 1948) آں اِنساناںدے حَقوق دا عَالمی مَنشور مَنظور کر کے اُس دا عَام اِعلان کِیتا۔</text:p>
      <text:p text:style-name="P1">اِنساناں دے حَقوق دی حَقیقت: اِنساناں دے حَقوقاں بِچ جِِہڑے جِہڑے بُنیادی تے فِطرتی حَقوقاں دے اَمور شَامل کِیتے گئے ہےن، اُنہاں بِچ اِنساناں دے حَقوقاں دا جَامع یعنی مُکمل تَرین اَمور، اِنساناں مُساوات دا حَق، اِنسانان دی عِزت و آبرو دی حِفاظت، اِنساناں دی جَان تے اُنہاں دے مَال دی حِفاظت، جَائیداد دی حِفاظت، مَذہبی آزادی دا حَق، آزادی ضَمیر یعنی بولنے تے لِکھنڑیں دا حَق، ضَروریات زِندگی دا اِنتظام، بَچیاں دے حَقوق دی حِفاظت تے اِسی طرح اِنساناں دے مُعاشی تے ثَقافتی تے اُنہاں دے تَعلیمی حَقوق نَمایاں طور تے شَامل کِیتے گئے ہَین۔</text:p>
      <text:p text:style-name="P1">اِنساناں دے حَقوق دی صَحیح تَشریح : اُتلِیاںسَطراں بِچ مَوجودہ دَور دے مُطابق جِہڑیاں اِنساناں دے حَقوق تَوں مُتعلق اِرتقاء دا سَرسری جیہا جَائزہ پَیش کِیتا گِیا اے، اُس تَوں اے گل تے سَمجھ آندی اے کہ مَذہب اِسلام بِچ وی اِنہاں ہی حَقوقاں دے مُتعلق نَبی آخرالزماںحضرت محمد ﷺ سُنڑ اِنساناں دے حَقوقاں دے بارے بِچ سَختی نال عَمل پَیراں ہَونڑَیں دی تاکید کِیتی۔ اُنہاں سُنڑ آپنڑَےں آخری حَجة الوداع دے خُطبے بِچ بَیان کر کے اِنساناں دے حَقوقاں دی بُنیاد رخی۔ اِسی جَامع تَصّور اِنسانیت آںسَامنڑے <text:soft-page-break/>پَیش کر کے بَزات خُود اَسی اِنساناں دے حَقوق آں عَملی جَامہ پِہنا کے ہک صَالح مُعاشرے دی تَکمیل کِیتی۔</text:p>
      <text:p text:style-name="P1">مَذہب اِسلام بِچ اِنساناں دے حَقوق دا تَصّور: حضرت محمد ﷺ دی تَعلیمات بِچ اِنساناں دے حَقوق دے مُتعلق زِندگی دے سارے شُعبیاں دے بارے بِچ جِِہڑی تَاکید کِیتی اے ، اَوہ مَذہب اِسلام بِچ اِنساناں دے حَقوق دی مُکمل تَشریح تے وَضاحت اے۔ جِنہاں بِچ اِنساناں دا اِحترام، اُنہاں دی نَفسیات تے رُجحانات، اِنساناں دی مَعاشرتی اِعتبار نال تَعلیم، شِہریت، عَلاقائی، مُلکی ثَقافتی تے مَعاشی تَقاضیاں دے مُطابق اِنساناں دی ضَرورتاں دا مُکمل لِحاط کِیتے دے۔ حَقوقاں اَدا کرنے دے بارے بِچ مَذہب اِسلام سُنڑ اِتنی اِہمیت دِتی دی اے کہ اَگر کسی وی شَخص آں دُنیا بِچ کِسی وی اِنسان دا حَق اَدا نہ کِیتا تے آخرت بِچ اُساں اَوہ حَق اَدا کرنا پَیسی۔ اَوہ چِیزاں اِنسان آں آخرت دے بارے بِچ مَذہب اِسلام دی رَوشنی بِچ دَسیاں گِیاں ہین۔ اِنسان تَعلیمات دے مُطابق ہی سَزا تے جَزا دا مُستحق ہَوسی۔ مَذہب اِسلام حَقوق دے بارے بِچ جِہڑی تَعلیم حَقوق اَدائیگی دے مُتعلق زَور دَیندے ، اِس تَوں بَخوبی اَندازہ لایا جُل ہَکدے کہ اِنسان تے اِنسان جَانور وی آپس دے ظُلم و سِتم دا آخرت بِچ ہِکی دُوئے کَولوں بَدلا کِہنسُن۔ حَدیث نَبوی ﷺ دے مُطابق حَق وَالیاں حَق ضَرور دَیہو تے قِیامتی دے دِیہاڑے اَوہ حَق اَدا کَرنا پَیسی ، حَتیٰ کہ بے سِنگھے بَکرے آں سِنگھاں وَالی بَکری تَوں بَدلہ کِہنڑاں پَیسی ۔</text:p>
      <text:p text:style-name="P1">زَکوة دے مُتعلق اِنساناں دے حَقوق: اے ہک حَقیقت اے کہ مَخصوص لَوکاں کَول مال و دَولت اَکٹھی رِہنڑاں نال کَمزور لوک بے رَوزگاری دا شِکار ہو جُلدِن۔ اِنساناں دے مَعاشرے بِچ ہک طَبقہ اَفلاس تے مَجبوری دی زِندگی گَزارنے اُتے مَجبور ہو جُلدے۔ اِسلام دے قَانون دے مُطابق زَکوة آں فَرض قَرار دے کے سَالانہ آمدنی دا (ٹَہائی) فِیصد حِصّہ غَریباں آستے مُختص کِیتا تَاکہ اُنہاں دی مَالی حالت بِہتر <text:soft-page-break/>ہَوّے۔ تاں جے اَو دَولت کِسی ہِکی ہَتھے تَک مِحدود نہ رِہوے۔ صَدقہ خَیرات دی اِہمیت دے کے اِسلام سُنڑ اِنساناں دے حَقوق دے مُتعلق وَاضح حُکم دِتا۔ اِسی طرحاں قُرآن پاک بِچ وی اَللّہ تَعالیٰ دا اِرشاد اے کہ تُساں دی حَلال کَمائی (مال) بِچ غُرباءتے مَسکیاں دا حَق اے۔</text:p>
      <text:p text:style-name="P1">اِسلام بِچ اِنساناں دی مَزمانی: اَللّہ تَعالیٰ سُنڑ اِنساناں اَشرف المخلوقات بَنڑاں کے اِس دُنیا دی سَاریاں مَخلوقاں کولو بُلند دَرجے دا اِعزاز بَخشیا۔ اِسی اِنسان آں اِحترام تے اَکرام دی تَعلیم دِتی تے فِر اِس اِنسان آں ہِک خُوبصورت ڈَھانچے بِچ ڈَھال کے دُنیا دِیاں نِعمتاں تَوں مَالا مال کِیتا۔ اَللّہ تَعالیٰ دا اِرشاد اے کہ اَساں سُنڑ آدم دی اَولاد آں عِزت بَخشی اے۔ سُکی تے سِنی بِچ اُنہاں سَواری دِتی تے اُنہاں پَاک چِیزاں تَوں رَوزی وی دِتی ۔ اَساں سُنڑ اِس آدم دی اَولاد آں بُوں سَرّیاں مَخلوقاں کولو فَوقیت دِتی۔ اَللّہ تَعالیٰ دا اِرشاد اے کہ اَساں سُنڑ آدمی آں سَوہنڑیں شَکل و صُورت نال پَیدا کِیتے۔ ہک ہَور جِائی تے قُرآن پاک بِچ اَللّہ تَعالیٰ دا اِرشاد اے کہ اَللّہ سُنڑ تُساں دے نَفعے آستے زَمیناں دِیاں سَاریاں چِیزاں پَیدا کِیتیاں ہین۔ ہک ہَور جائی تے وی اَللّہ تَعالیٰ دا فَرمان ایں کہ میں سَاریاں جِنّاں تے اِنساناں صِرف آپنڑی عِبادت آستے پَیدا کِیتے۔ اِسی طرح اِسلام سُنڑ اِنساناں دی حُرمت تے شَرافت دی اِتنی پَاسداری کِیتی اے کہ اِنسان دا اِحترام رِہندی دُنیا تَک بَاقی رَخ کہیدے۔ آپ ﷺ دے زَمانے بِچ ہک عورت دا جَنازہ جُلدا اِہیا، اِس دَوران آپ ﷺ اَدب و اِحترام نال اُٹھ کے کَھل گئے۔ صُحابہ سُنڑ آپ ﷺ آں دَسیاں کہ اے جَنازہ تے ہک یَہودی عورت دے تے آپ ﷺ سُنڑ فَرمایا کہ کِیا اَوہ اِنسان نی؟ اِسی طرح نَبوت و شَریعت دی دَولت وی صِرف اور صِرف اِنسان ہی آں عَطا کِیتی دی اے۔ اِسلام سُنڑ ہک آفاقی مَذہب ہَونڑَیں دے نَاطے نال اِنساناں دے حَقوق دے مُتعلق بُوں زَور دے کے اُنہاں تے عَمل کَرنے دا آخے دے۔</text:p>
      <text:p text:style-name="P1"><text:soft-page-break/>اِنساناں آستے اَخوت تے مُساوات: اَللّہ دے نَبی ﷺ سُنڑ رَنگ و نَسل قَومیت ، وَطنیت تے اُونچ نِیچ دے سَارے اِمتیازات خَتم کر کے سَاری دُنیا دے اِنساناں بَرابری دے حَقوق دا تَصّور دِتا۔ فِرہک اِعلان کِیتا کہ سارے اِنسان حَضرت آدمؑ دی اَولاد ہَین تے سَاریاں دا دَرجہ وی برابر اے۔ آپ ﷺ سُنڑ حَجة الوداع دے مَوقع تے آپنڑِےں تَاریخی خُطبے بِچ جِنہاں بُنیادی اِنساناں دے حَقوق دی وَصیت تے ہَدایت فَرمائی آہئی، اُنہاں بِچ اِنساناں دی وَحدت تے مُساوات دا مَسئلہ خَصوصی اِہمیت دا حَامل اے۔ نبی ﷺ دا ارشاد ہے کہ اے لوکو ! یَقینا تُساں دا پَروردیگار ہک ہی اے۔ تُساں داپے تے دَادا وی ہک ہی ہَے تے اَوہ سارے وی تے تُسی وی حَضرت آدمؑ دی اَولاد اَو۔ حضرت آدمؑ آں اَللہ پاک سُنڑ مِٹی تَوں پَیدا کِیتا۔ یَقینََا تُساں بِچ اَللّہ تَعالیٰ دے نَزدیک سَب تَوں زِیادہ مُعزز اَوہ شَخص اے، جِہڑا سَب تَوں زِیادہ مُتقی تے پَرہیز گار اے تے پاک بَاز ہے ۔ کِسی وی عَربی آں عَجمی تے کُج بَرتری تے فَضیلت حَاصل نی۔ اَگر فَضیلت ہوئی وی تے اَوہ صرف تَقویٰ دی بُنیاد تے ہَوسی۔ فَتح مَکّہ دے موقع تے آپ ﷺ سُنڑاآپنڑےں خُطبے بِچ اِسی طرح دا اِرشاد فَرمایا تے اِنساناں دے حَقوق دے بارے بِچ حُکم دِتا۔ قُرآن پاک بِچ اَللّہ تَعالیٰ دا فَرمان اے کہ اے لَوکو! آپنڑےں پَروردگار کَولوں ڈَرو، جِس سُنڑ تُساں ہک جَان تَوں پَیدا کِیتے تے اُسی تَوں فِر جَوڑا بَڑایا۔ فِر اِنہاں دَوہاں تَوں کَثرت نال مَردو عورتاں پَیدا کِیتیاں، فِر اُنہاں پَھیلا کِہیدا۔ ہک ہَور جَائی تے اِرشاد فَرمایا کہ اے لَوکو! اَساں سُنڑ تُساں ہک مرد تے ہک عورت پَیدا کِیتے تے تُساں قَوم تے قَبیلے بَنڑائے تاکہ تُساں ہکی دُوئے دی شَناخت مِل جُلے۔ خُدا دے نَزدیک تُساں بِچوں اَکرام دے قَابل تے عِزت والا اَو ہی ہے، جِہڑا ساریاں تَوں زِیادہ پَرہیز گار ہَوسی۔</text:p>
      <text:p text:style-name="P3"><text:soft-page-break/>اِنساناں دی جان و مال تے عِزت و آبرو دی حِفاظت: اِنساناں دی جان مَال تے عِزت و آبرو دی حِفاظت اِنساناں دے حَقوق بِچ پِہلا تے بُنیادی حَق اے۔ کیوں کہ جان سَب تَوں زِیادہ قِیمتی اَثاثے۔ اِسی دے اِردگِرد زِندگی دِیاں سَرگرمیاں گَھومدیاں ہَین۔ آپ ﷺ دے دَور تَوں پِہلے اِنساناں دی جان دی کُجھ وی قَدرو قِیمت نِی ہوندی اِہئی۔ سَب تَوں پِہلے آپ ﷺ سُنڑ وِحشی دَرندیاں کولوں اِنساناں دی جان دے اِحترام دا سَبق سِکھایا۔ ہک جان دے قَتل آں سَاری اِنسانیت دا قَتل قَرار دِتا، قُرآن پاک بِچ وی اِس دی تَائید کِیتی۔ اِرشاد باری اے جِہڑ ا شَخص کِسی آں (ناحق) بَغیر کِسی وَجہ دے قَتل کَرسی اُس آں مُلک بِچ خرابی پَیدا کَر نے دی سَزا دِتی جُلسی، یَعنی اِس سُنڑ سَاریاں لَوکاں دا قَتل کِیتے۔ جِس سُنڑ ہک اِنسان دی زِندگی بَچائی گَویا اُس سُنڑ سَاریاں لَوکاں دی زِندگی بَچائی۔ نَبی ﷺ دا اِرشاد اے کہ رِحم کرنے وَالیاں اُتے اَللّہ تَعالیٰ وی رِحم کَردے۔ ہِک ہَوری جَائی تے اِرشاد فَرمایا کہ اَللّہ تَعالیٰ اُس تے رِحم نی کردا جِہڑا اِنساناں تے رِحم نی کردا۔ اَللّہ تَعالیٰ دا فَرمان اے کہ ہِکی دُوہے دے مال نَاحق نہ کھا<text:span text:style-name="T2">‌ؤ</text:span>۔ اِس گلاں تَوں اے گل وی مَذہب اِسلام سُنڑ وَضح کر کہیدی کہ اِنساناں دی زِندگی دی بَقاءآستے مال وی بُنیادی حَیثیت رَخدے۔ جِس طرح زِندگی تے مال اِنساناں دے بُنیادی حَق بِچ شَامل اے، اِسی طرح عِزت و آبرو وی اِنسان دا بُنیادی حَق اے۔ اَللہ تَعالیٰ دا اِس بارے فَرمان اےں کہ اے اِیمان والو! کوئی قَوم وی کِسی دُوئی قَوماں دا مذاق نہ اُڈاوے، مُمکن اے کہ اَوہ لَوک اِنہاں کولوں بِہتر ہَوّن۔ اِرشاد فَرمایا کہ ہِکی دُوئے دے بُرے نَاں نہ کِہنوں۔</text:p>
      <text:p text:style-name="P4">آزادی داتَحفظ (شَخصی تے مَذہبی آزادی): اِسلامی مُعاشرے بِچ ہَر فَرد آں مَساوی حَقوق حاصل ہَین۔ اِس آستے کِسی دا وی کِسی تےبے جَا دَبا<text:span text:style-name="T3">‌ؤ</text:span> نی ہَر کَوئی آزاد تے خُودمُختار اے۔ اِسلام سُنڑ شَخصی آزادی دی بَقاءآستے اِنساناں دی نِجی زِندگی بِچ دَخل دینڑیں تَوں دُوئیاں رَوکےا ہے۔ خواہ مَخاہ دَخل اَندازی، ٹَوک بَازی تے <text:soft-page-break/>بِلا اِجازت کِسی دے کَہارے بِچ دَخل اَندازی تَوں مَنع کِیتے۔ اِرشاد فَرمایا کہ مَومنو! آپنڑَیں کَہاراں تے دُوئیاں لَوکاں دے کَہاراں بِچ اِجازت کِہن کے تے سَلام کِیتے بَغیر نی داخل ہَونڑاں چَائیدا۔ اِسی طرح اسلام بِچ زبردستی وی نی، ہک دانِشور دا آخنڑَیں کہ صَبر و اِعتقاد آزادی دا ہک قِیمتی آثاثہ ہے۔ جِساں حاصل کرنے آستے مَکہ مُکرمہ دے اُس دور بِچ مُسلماناں سُنڑ مَاراں کَھا کَھا کے کَلمہ حَق بُلند کِیتا تے بالآخر اے حَق ثابت ہو کے رِہیا۔ اِسلامی تَاریخ اِس گلاں تَو عاری اے کہ مُسلماناں سُنڑ آپنڑیں غَیر مُسلم رِعایا آں اِسلام قَبول کَرنے واستے نہ تے مَجبور کِیتا تے نہ ہی کِسی قَوم آں زَور نال یا مَار مَار کے کَلمہ پَڑہایا۔</text:p>
      <text:p text:style-name="P1">عَورتاں، بَچیاں، غُلاماں، یَتیماں تے حَاجت مَنداں دے حَقوق: اِعلان نَبوت تَوں پِہلے عورتاں دی حالت بَڑی ہی بُری اِہئی۔ مُعاشرے بِچ اُنہاں دی حَیثیت لَذت تے عَیش دے عِلاوہ کُج سمجھی جُلدی اِہئی۔ مَعاشی، سَماجی ہر لِحاظ نال عَورتاں بے بَس اِہیاں۔ حَضرت مُحمدﷺ دے زَمانے بِچ اُنہاں سُنڑ سِسّکدی تے بِہلکدی عورتاں دا مُقام مَتعین کِیتا۔ آپ ﷺ سُنڑ آپنڑَیں آخری خُطبہ حَجة الوداع دے مَوقع تے عَورتاں دے حَقوق مُتعین کر کے تَفصیل نال اُنہاں دا مقام تے اِحترام بھی مُتعین کِیتا تے اُنہاں دے حقوق دی وَضاحت کِیتی۔ اَللّہ تَعالیٰ سُنڑ اِرشاد فَرمایا کہ آپنڑِیں اَولاد آں فِکر فَاقہ دے خَوف نال قَتل نہ کَرو۔ اُنہاں تے تُساں رَوزی دِیہنڑیں والا اَوہ ہی خُدا آپ اے، یَقینا اے بَڑا گُناہ اے۔ زَمانہ جَاہلیّت بِچ غُلاماں دے تے غَریباں دے حَقوق رَوندے تے پَامال کِیتے جُلدے ہَوندے اے۔ اُنہاں حَقارت دی نَظر نال دیخیا جُلدا ہَوندا اِہیا۔ اِسلام سُنڑ اُنہاں حَقوق دے زِندگی دی بُلند سَطح تَک پُہچایا۔ ہَور اِہجے اِہجے اَصول وَضع کِیتے کہ جِنہاں نال زِیادہ تَوں زِیادہ لَوگ غُلامی دی پَریشانی کولوں باہر نِکلے۔ اِسی طرح اِسلام سُنڑگُناہواں تے حُکم عَدولی دا کَفارہ غُلاماں دی آزادی رَخی۔ اُنہاں نال حُسن سَلوک دا حُکم دِتا۔</text:p>
      <text:p text:style-name="P1">(2) <text:s text:c="11"/></text:p>
      <text:p text:style-name="P1"><text:soft-page-break/>اِنساناں دے حَقوق دے عَالمی مَنشور دی تَمہید</text:p>
      <text:p text:style-name="P1">چُونکہ ہر اِنسان دی ذَاتی عِزت تے حُرمت تے اِنساناں دے مُساوی تے نَاقابل اِنتقال حَقوقاں مَنڑاں دُنیا بِچ آزادی، اِنصاف تے اَمن دی ہی بُنیاد اے۔ چُونکہ اِنساناں دے حَقوقاں تَوں لَاپَروائی تے اُس دی بے حُرمتی اَکثر اِہجے وِحشیانہ کَمّاں دی شَکل بِچ ظَاہر ہَوندی اے ۔ جِنہاں تَوں اِنسانیت دے ضَمیر آں سَخت صَدمہ پُہنچدے۔ عَام اِنساناں دی بُلند تَرین آرزو اے ہی ہَوندی اے کہ اِہجی دُنیاں دا وَجود ہَوّے جِس بِچ تَمام اِنسان آپنڑِیں گَلاںآخنڑَیں تے آپنڑَیں عَقیدے تے قَائم رِہنڑاں دی آزادی حَاصل ہَوّے۔ اَوہ خَوف تے اِحتجاج تَوں مِحفوظ رِہوّن۔ چُونکہ اے بُوں ضَروری اے کہ اِنساناں دے حَقوق تے قَانون دی عَملداری ضَروری ہَوّے۔ جِس نال اِس آں مِحفوظ کِیتا جُلے۔ اَگر اَسی اے نہ چَہندے کہ اِنسان عَاجز آ کے جَبر تے اِستبداد دے خِلاف بَغاوت کَرّن تے مَجبور ہَوّن، چُونکہ اے بُوں ضَروری اے کہ قَوماں دے دَرمیان سَنگیاں آلے تَعلقات آں بَڑہایا جُلے۔</text:p>
      <text:p text:style-name="P1">(3)</text:p>
      <text:p text:style-name="P1">کیوں کہ اَقوام مُتحدہ دی مِمبر قَوماں سُنڑ آپنڑَیں چَارٹر بِچ بُنیادی حَقوق، اِنساناں دی شَخصیت دی حُرمت تے قَدر تے جَنڑیاں تے کُنڑیاں دے مُساوی حَقوق دے بارے بِچ آپنڑَےں عَقیدے دی دَوبارہ تَصدیق کر کہیدی اے تے وَسیع تَر آزادی دی فَضّا بِچ مَعاشرتی تَرقی آں تَقویت دَینڑَیں واسطے تے مَعیار زِندگی بُلند کَرنے دا اِرادہ کر کہیدے۔</text:p>
      <text:p text:style-name="P1">چُونکہ مِمبر مُلکاں سُنڑ اے عِہد بھی کِیتے کہ اَوہ اَقوام مُتحدہ دے اِشتراک عَمل نال سَاری دُنیا بِچ اَصولاً، عَملاً اِنساناں دے حَقوق تے اُنہاں دی بُنیادی آزادیاں دا زِیادہ تَوں زِیادہ اِحترام کرسُن تے نال ہی اِحترام کَراسُن۔</text:p>
      <text:p text:style-name="P1"><text:soft-page-break/>چُونکہ اِس عِہد دی تَکمیل واسطے اے بُوں ہی ضَروری اے اُنہاں دے حَقوق تے آزادی دی نَوعیت آں سَارے ہی سَمجھ ہَکسَن لِہذا۔۔۔</text:p>
      <text:p text:style-name="P1"><text:s/>جَنرل اِسمبلی</text:p>
      <text:p text:style-name="P1">اِعلان کردی اے کہ اِنساناں دے حَقوقاں دا اے عَالمی مَنشورسَارِیاں قَوماں وَاسطے حَصّول مَقصد دا مُشترک مِعیار ہَوّے تَاکہ ہر فَرد تے مَعاشرے دا ہر اِدارہ اِس مَنشور آں ہَمیشہ سَامنڑے رَخدِیاں ہَوےاں تَعلیم و تَبلیغ دے ذَریعے اُنہاں حَقوقاں دی آزادیاں دا اِحترام پَیدا کر ہَکے۔ اُنہاں قَومی وبَین الاقوامی کَاروائیاں دے ذَریعے مِمبر مُلکاں بِچ تے اُنہاں قَوماں واستے جِہڑِیاں مِمبر مُلکاں دے مَاتحت ہَوّن، مَنوانڑَیں دِی بَتدریج کَوشش کَرسَن۔ </text:p>
      <text:p text:style-name="P1">دَفعہ 1۔ سَارے اِنسان آزاد تے حَقو ق وعِزت دے اِعتبار نال بَرابر پَیدا ہَوئے ہَین۔ اُنہاں دا ضَمیر تے عَقل ودیعت ہَوئی اے۔ اِس وَاستے اُنہاں ہکی دُوئے نال بَھائی چَارے دا سَلوک کَرنا چائیدے۔</text:p>
      <text:p text:style-name="P1">دَفعہ .2 سَارے اِنسان اُنہاں سَارِیاںآزادیاں تے حَقوقاں دے مُستحق ہَیِن، جِِہڑے اِس اِعلان بِِچ بَیان کِیتے دے ہَِین۔ اِس حَق تے نَسل، رَنگ، جِنس، زَبان، مَذہب تے سَیاسی تَفریق یا کِسی بھی قِسم دے عَقیدے دا، قَوم مَعاشرے، دَولت یا خَاندانی حَیثیت وغیرہ دا کُج اَثر بھی نہ پَیسی۔ اِس تَوں عَلاوہ جِس علاقے یا مُلک تَوں جِہڑاشَخص بھی تَعلق رَخدا ہَو سی اِس دی سِیاسی کَیفیت دا دَائرہ اِختیار یا بَین الاقوامی حَیثیت دی وَجہ تَوں اُس نال کُج بھی اِمتیازی سَلوک نہ کِیتا جُلسی۔ چَائے اَوہ مُلک یا عَلاقہ آزاد ہَوّے یا نہ ہَوے یا اِس دی حَیثیت غَیر مُختار ہوّے یا سِیاسی اِقتدار دے لِحاظ نال کِسی دُوئی بَندش دا ہی شِکار ہَوّے۔</text:p>
      <text:p text:style-name="P1">دَفعہ3۔ ہَر شَخص آں آپنڑِیںجَان، آزادی تے ذَاتی تَحفظ دا حَق حاصل اے۔</text:p>
      <text:p text:style-name="P1"><text:soft-page-break/>دَفعہ4۔ کوئی شَخص کسی آں بھی نَوکر یَا نَوکَرانڑِیں( غُلام یا لَونڈی) بَنڑاکے نی رخ ہَکدا۔ غُلامی تے بُردہ فَروشی یا اِسی طرح دی کُج بھی شَکل ہَوّے مَمنوع قَرار دِتی جُلسی۔</text:p>
      <text:p text:style-name="P1">دَفعہ5۔ کسی بھی شَخص آں جِسمانی ظَالمانہ اَذیت، اِنسانیت سَوز یا ذَلیل سَلوک یا سَزا نی دِتی جُل ہَکدی۔</text:p>
      <text:p text:style-name="P1">دَفعہ6۔ ہر شَخص دا اے حَق اے کہ اُس دا ہَر جائی تے قَانون اِس دی شَخصیت آں تَسلیم کرے۔</text:p>
      <text:p text:style-name="P1">دَفعہ7۔ قَانون دی نَظر بِچ سَارے ہی بَرابر ہین تے سَارے بَغیر کسی بھی تَفریق دے قَانون دے اَندر رہ کے بَرابر ی دے حَقوق رَخنڑیں حَقدار ہین۔ اِس اِعلان دے خَلاف جِہڑی بھی تَفریق دِتی جُلسی یا تَفریق آستے تَرغیب دِتی جُلسی اُس تَوں بَرابر دے بَچاﺅ دے حَقدار ہَیِن۔</text:p>
      <text:p text:style-name="P1">دَفعہ8۔ ہر شَخص آں اُنہاں اَفعال دے خِلا ف جہڑے اُس دَستور یا قَانون بِچ دِتے ہَوئے ہَیِن، بُنیادی حَقوقاں مُکاندے ہَوِّن، بَااِختیار عَدالتاں تَوں مَﺅثر طَریقیاں نال چَارہ جَوئی دا حَق اے۔</text:p>
      <text:p text:style-name="P1">دَفعہ 9۔ کِسی شَخص آںمِحض حَاکم دی مَرضی تے نہ ہی گِرفتار کِیتا جُل ہکدے تے نہ ہی نَظر بَند یا جَلا وَطن کِیتا جُل ہَکدے۔</text:p>
      <text:p text:style-name="P1">دَفعہ 10۔ ہر شَخص آں یَکساں طور تے اے حَق حَاصل اے کہ اَوہ حَقوق و فَرائض دا تَعین یا اُس دے خِلاف کُج بھی عَائد ہَونڑَیں والے جُرم دے بَارے بِچ مُقدمے دی سَماعت آزاد تے غَیرجَانبدار عَدالتاں دے کُھلے اِجلاس بِچ مُنصفانہ طَور تے ہَوّے۔</text:p>
      <text:p text:style-name="P1">دَفعہ 11۔(1) اِہجے ہر اُس شَخص اُتے جِس تے فَوجداری دا اِلزام ہَوّے بے گُناہ شُمار ہَونڑَیں دا حَق اے۔ اُس وَیلے تک جَدوں اُس اُتے کُھلی عَدالت بِچ اِلزام ثَابت نی ہو جُلدا۔ اُس آں آپنڑِیں صَفائی دَینڑَیں دا بھی پُورا پُورا حَق حاصل ہَوسی تے اُس آں مَوقع بھی دِتا جُلسی۔</text:p>
      <text:p text:style-name="P1"><text:soft-page-break/>(2) کِسی وی شَخص آں کسی وی اِہجے فِعل یا فَروگزاشت دی وَجہ تَوں اِرتکاب دے ویلے قَومی یا بین الاقوامی قَانون دے اَندر تَعزیری جُرم شُمار نہ کِیتا جُلسی تے نہ ہی کِسی تَعزیری جُرم بِچ شَامل کِیتا جُلسی۔</text:p>
      <text:p text:style-name="P1">دَفعہ12 ۔ کسی وی شَخص دی آپنڑِیں ذَاتی زِندگی، خَانگی زِندگی، کَہار ٹَبر، خَط وکِتابت بِچ مَن مَانی دے طَریقے اُ تے مَداخلت نہ کِیتی جُلسی تے نہ ہی اُس دی عِزت تے نَیک نَامی تے حَملے کِیتے جُل ہَکدِن۔ ہَر شَخص آں حَق اے کہ قَانون اُساں حَملے یا مَداخلت تَوں مِحفوظ رخے۔</text:p>
      <text:p text:style-name="P1">دَفعہ 13۔ <text:s/>(1) ہر شَخص دا اے حَق اے کہ اُساں ہر رِیاست دی حَدود بِچ نَقل و حَرکت کَرنے دی تے رِہنڑَیں دی آزادی ہَوّے۔ <text:tab/> <text:s/>(2) ہَر شَخص آں اِس گَلاں دا حَق اے کہ اَوہ مُلک تَوں جُلے چائے اے مُلک اُس دا آپنڑاں ہَوّے تے اِس طرح اُساں مُلک بِچ مُڑ کے آنڑاں دا وی حَق اے۔</text:p>
      <text:p text:style-name="P1">دَفعہ 14۔ (1) ہر شَخص آں اِیذا رَسانی تَوں دُوسرے مُلکا ں بِچ پَناہ لَوڑنے تے پَناہ مِل جُلے تے اُس تَوں فَائدہ کِہنڑاں دَا وی حَق اے۔</text:p>
      <text:p text:style-name="P1"><text:s text:c="3"/>(2) اے حَق اُنہاں عَدالتی کَاروائیاں تَوں بَچنڑَیں آستے اِستعمال نی کِیتا جُل ہَکدا۔ جِہڑے ذاتی غَیر سِیاسی جَرائم یا اِہجے اَفعال دی وَجہ تَوں عَمل بِچ آندے ہَوّن۔ جِہڑے اَقوام مُتحدہ دے مَقاصد تے اَصولاں دے خِلاف ہَےن۔</text:p>
      <text:p text:style-name="P1">دَفعہ 14۔ (1) ہر شَخص آں قَومیت دا حَق اے۔</text:p>
      <text:p text:style-name="P1"><text:s text:c="5"/>(2) کوئی شَخص وی مِحض حَاکم دی مَرضی تے آپنڑِیں قَومیت تَوں مِحروم نی کِیتا جُل ہَکدے تے اُس آں قَومیت بَدلانڑَیں دے حَق دینڑَیں تَوں وِی اِنکار نی کِیتا جُل ہَکدا۔</text:p>
      <text:p text:style-name="P1"><text:soft-page-break/>دَفعہ 16۔ <text:tab/> (1) بَالغ مَرداں تے عَورتاں بَغیر کِسی اِہجی پَابندی جِہِڑی کے نَسل، قَومیّت یا مَذہب دی بِناہ تے لائی جُلے۔ اُساں شَادی بِیاہ تے آپنڑاں کَہار بَسانڑَیں دا حَق اے۔ اِس تَوں مُرداں تے عَورتاں نِکاح، اَزدواجی زِندگی تے نِکاح فَسخ کَرنے دے مُعاملے بِچ بَرابری دے حَقوق حَاصل ہَین۔</text:p>
      <text:p text:style-name="P1"><text:s text:c="4"/>(2) نِکاح دَوہاں فَریقاں دی پُوری تے آزاد رَضامندی نال ہَو سی۔</text:p>
      <text:p text:style-name="P1"><text:s text:c="4"/>(3) خَاندان، مَعاشرے دی فِطری تے بُنیادی اَکائی اے۔ اَوہ مَعاشرے تے رِیاست دَوہاں دی طَرفوں حِفاظت دا حَقدار ہَوسی۔</text:p>
      <text:p text:style-name="P1">دَفعہ 17۔ (1) ہر اِنسان آں کَہلیاں یا دَوہاںنال مِل کے جَائیداد رَخنڑَیں دا وی حَق اے۔</text:p>
      <text:p text:style-name="P1"><text:s/><text:tab/> <text:s/>(2) کِسی وی شَخص آں زَبردستی اُساں اُسدی جَائیداد تَوں مَحروم نی کِیتا جُل ہَکدا۔</text:p>
      <text:p text:style-name="P1">دَفعہ 18۔ ہر اِنساں آں آزادی فِکر، آزادی ضَمیر تے آزادی مَذہب دا پُورا حَق اے۔ اِس حَق بِچ مَذہب یا عَقیدے آں بَدلانڑیں تے لَوکاں بِچ یا کَہلے طور تے یا دَوہاں نال مِل جُل کے آپنڑَےں عَقیدے دی تَبلیغ، عَمل، عِبادت تے مَذ ہبی رَسماں پُوری کَرنے دی آزادی وی شَامل اے۔</text:p>
      <text:p text:style-name="P1">دَفعہ 19۔ ہرشَخص آںآپنڑِیں رائے رَخنڑَیں دا تے اِظہار رائے دی آزادی دا حَق حاصل اے۔ اِس حَق بِچ اے اَمر وِی شَامل اے کہ اَوہ آزادی دے نال آپنڑِیں رائے قَائم کَرے۔ جِس دے ذَریعے اَوہ چَاہوے غیر مُلکی سَرحداں دا خیال کرّے تے عِلم تے خیالات دی تَلاش کرے، اُنہاںحَاصل کرے یا اُنہاں دی تَبلیغ کَرے۔</text:p>
      <text:p text:style-name="P1"><text:soft-page-break/>دَفعہ 20۔<text:tab/>(1) ہر شَخص آں پُراَمن طریقے نال مِلنا جُلنا تے اَنجمن بَنڑانڑَیں دی آزادی دا حَق اے۔</text:p>
      <text:p text:style-name="P1"><text:s text:c="4"/><text:tab/>(2) کسی وی شَخص آں کسی وی اَنجمن بِچ شَامل ہَونڑَیں تے مَجبور نی کِیتاں جُل ہَکدا۔</text:p>
      <text:p text:style-name="P1">دَفعہ 21۔<text:tab/>(1) ہر شَخص آں آپنڑَیں مُلک بِچ بَراہ رَاست حَکومت یا آپنڑِیں مُنتخب کَردہ نَمائندیاں دے ذَریعے حِصّہ کِہنڑیں دا حَق اے۔</text:p>
      <text:p text:style-name="P1"><text:s text:c="4"/><text:tab/>(2) ہر شخص آں آپنڑَیں مُلک بِچ سَرکاری مُلازمت حَاصل کَرنے دا بَرابر حَق اے۔</text:p>
      <text:p text:style-name="P1"><text:s text:c="3"/><text:tab/>(3) عَوام دی مَرضی نال حَکومت اِقتدار دی بُنیاد ہَوسی۔ اے مَرضی وَقتاً فَوقتاً اِنتخابات دے ذَریعے ظَاہر کَیتی جُل ہَکسی۔ جِہڑِی عام تے مَساوی رَائے دِہندگی نال ہَوسی تے جِہڑی خُفیہ وَوّٹ یا اُس دے مَساوی کِسی دُوئے آزاد طَریقے رائے دِہندگی دے مُطابق عَمل بِچ آوے۔</text:p>
      <text:p text:style-name="P1">دَفعہ 22۔<text:tab/> مَعاشرے بِچ رُکن دی حَیثیت نال ہر شَخص آں مَعاشرتی طور تے تَحفظ دا حَق حَاصل اے۔ اے حَق بھی ہے کہ اَوہ مُلک دے نِظام تے وَسائل دے مُطابق قَومی کَوشش تے بَین الاقوامی تَعاون نال اِہجے اِقتصادی، مَعاشرتی تے ثَقافتی حَقوقاں حَاصل <text:soft-page-break/>کَرنے جُوگے، جِہڑِے اُس دی عِزت تے شَخصیت دے نال آزادانہ نَشونما آستے لَازمی ہَوّن۔</text:p>
      <text:p text:style-name="P1"><text:s/>دَفعہ23۔<text:tab/>(1) ہرشَخص آں کم کَاج، رَوزگار دے آزادانہ اِنتخاب، کم کاج دی مَناسب و مَعقول شَرطاں تے بے رَوزگاری دے خِلاف تحفظ دا حَق اے۔</text:p>
      <text:p text:style-name="P1"><text:s/><text:tab/><text:tab/>(2) ہر شَخص آں کِسی بھی تَفریق دے بَغیر مَساوی کم آستے کَمّاں دے مُطابق مَساوی مُعاوضے دا حَق اے۔</text:p>
      <text:p text:style-name="P1"><text:s/><text:tab/><text:tab/>(3) ہر شَخص آں جِہڑا اَوہ کم کردے اَوہ اِہجے مُناسب و مَعقول مَعاشرے دا حَق رَخدے جِہڑِا اُس دے تے اُس دے کَہار والیاں آستے بَاعِزت زِندگی دا ضَامن ہَوّے۔ جِس بِچ اَگر ضَروری ہَوّے تے مَعاشرتی تَحفظ دے کُج ہَور طَریقیاں نال اُس بِچ اَضافہ کِیتا جُل ہَکدے۔</text:p>
      <text:p text:style-name="P1"><text:s/><text:tab/><text:tab/>(4) ہر شَخص آں آپنڑَیں مُفاد آستے تے بَچاﺅ آستے تَجارتی اَنجمناں دے قَائم کَرنے تے اُس بِچ شَریک ہَونڑَیں دا حَق حاصل اے۔</text:p>
      <text:p text:style-name="P1"><text:s/>دَفعہ24۔ ہر شَخص آںآرام تے فُرصت دا حَق اے۔ جِس بِچ کم دے گَھنٹےاں دی حَد بَندی تے تَنخواہ دے عِلاوہ مُقررہ وَقفیاں دے نال چُھٹیاں بھی شَامل ہَین۔</text:p>
      <text:p text:style-name="P1"><text:soft-page-break/>دَفعہ25۔<text:tab/> (1) ہر شَخص آں آپنڑَیں تے آپنڑَیں کَہاراں وَالیاں دی صِحت تے فَلاح وبِہبود دے مُناسب مَعیار زِندگی دا حَق اے۔ جِس بِچ خَوراک، پَوشاک، مَکان تے عِلاج دِیاں سَہولتاں تے دُوئیاں ضَروری مَعاشرتی مَراعات بھی شَامل ہَین۔ بے رَوزگاری، بِیماری، بَیوگی، بُڑھاپے یا اہجِیاں حَالتاں بِچ رَوزگار دی مَحرومی جِہڑِی اُس دے قَبضہ قُدرت تَوں بَاہر ہَوّے دے خِلاف تَحفظ دا حَق اے۔</text:p>
      <text:p text:style-name="P1"><text:s/><text:tab/><text:tab/>(2) زَچہ تے بَچہ خاص تَوجہ تے اِمداد دے حَقدار ہَوسن۔ تَمام بَچے خَواہ اوہ شَادی تَوں پِہلے پَیدا ہَوّن یا شَادی دے بَعد مَعاشرتی تَحفظ دے نال یَکساں طور تے مُستفید ہَوسُن۔</text:p>
      <text:p text:style-name="P1">دَفعہ26۔<text:tab/>(1) ہر شَخص آں تَعلیم دا حَق اے۔ تَعلیم مُفتّاں دی ہَوسی، کَہٹ تَوں کہٹ اِبتدائی تَعلیم تے بُنیادی دَرجےاں بِچ اِبتدائی تَعلیم غیر جَبری ہَوسی تے لائقیت دی وَجہ تَوں اَعلیٰ تَعلیم حَاصل کَرنا سَاریاں آستے مُساوی طور تے مُمکن ہَو سی۔ </text:p>
      <text:p text:style-name="P1"><text:tab/><text:tab/>(2) تَعلیم دا مَقصد اِنساناں دی شَخصیت دا پُوری طرح نَشونما کَرناں ہَوسی تے اَوہ تَمام اِنساناں دے حَقوق جِہڑے بُنیادی آزادیاں دے اِحترام بِچ اَضافے دا بَاعث ہَو سی۔ تَمام قَوماں تے نَسلی یا مَذہبی گَروہاں دے دَرمیان بَاہمی مُفاہمت، رَواداری تے دَوستی آں تَرقی دَیسُن۔ اَمن آں بَرقرار رَخنڑاں آستے اَقوام مُتحدہ د ی سَرگرمیاں اَگے کَڈ سی۔</text:p>
      <text:p text:style-name="P1"><text:tab/><text:tab/>(3) وَالدیناں اِس گَلاں دے اِنتخاب دا اَوّلین حَق ہَو سی کہ اُنہاں دِیاں بَچےاں کِس قِسم دی تَعلیم دِتی جُلسی۔</text:p>
      <text:p text:style-name="P1">دَفعہ 27۔<text:tab/>(1) ہر شَخص آں قَوم دی ثَقافتی زِندگی بِچ آزادانہ حصہ کِہنڑَیں دا اَدبیات تَوں مُستفید ہَونڑَیں دا تے سَائنس دی تَرقی تے اُس دے فَوائد بِچ شِرکت دا حَق حَاصل اے۔</text:p>
      <text:p text:style-name="P1"><text:soft-page-break/><text:tab/><text:tab/>(2) ہر شَخص آں حَق حَاصل اے کہ اُس دی اِخلاقی تے مَادی مُفاد دا بَچاﺅ کِیتا جُلے۔ جِہڑا اُس آں سَائنسی، عِلمی یا اَدبی تَصنیف تَوں، جِس دا اَوہ مُصنف ہَوّے حاصل ہَوّن۔</text:p>
      <text:p text:style-name="P1">دَفعہ28۔ ہرشَخص آں اہجے مُعاشرتی تے بَین الاقوامی نَظام بِچ شَامل ہَونڑَیں دا حَق حَاصل اے، جِس بِچ سَارِیاں آزادیاں تے حَقوق حاصل ہَوّن، جِہڑے اِس اِعلان بِچ پَیش کِیتے دے ہَین۔</text:p>
      <text:p text:style-name="P1">دَفعہ29 ۔ (1) ہر شَخص تے مَعاشرے دا حَق ہے کہ اَوہ مُعاشرے بِچ رہ کے اُس دی شَخصیت دی آزادانہ تے پُوری نَشونما مُمکن کرے۔</text:p>
      <text:p text:style-name="P1"><text:s text:c="4"/>(2) آپنڑِیں آزادیاں دے حَقوق تَوں فَائدہ کِہنڑیںبِچ ہر شَخص اِہجی حَدود دا پَابند ہَوسی، جِہڑِا دُوئیاں دِیاں آزادیاں تے اُنہاں دے حَقوق آں تَسلیم کَرنے تے اُنہاں دا اِحترام کرنے دی غَرض تَوں یا جَمہوری نِظام بِچ اِخلاق، اَمن عَامہ تے فَلاح و بِہبود دے مُناسب لَوازمات آں پُورا کَرنے دے قَانون دی طَرف عَائد کِیتے دے ہَین۔</text:p>
      <text:p text:style-name="P1"><text:s text:c="4"/>(3) اے حَقوق تے آزادیاں کِسی حالت بِچ وی اَقوام مُتحدہ دے مَقاصد تے اَصولاں دے خِلاف عَمل بِچ نی لائی جُل ہَکدی ۔</text:p>
      <text:p text:style-name="P1">دَفعہ 30۔ اِس اِعلان دی کِسی شَے تَوں کُج اِہجی گَل نی مُراد کَہیدی جُل ہَکدی، جِس تَوں کسی مُلک ،گَروہ یا شَخص آں کِسی اِہجی سَرگرمی بِچ مَصروف ہَونڑَیں دا کِسی اہجے کَمّاںاِنجام دَینڑاں دا حَق پَیدا ہَوّے۔ جِس دا مَقصد اُنہاں حَقوقاں دا تے آزادیاں دِی تَخریب ہَوّے جِہڑِیاں اِتھے پَیش کِیتی دِیاں ہَین۔</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Awami Nastaliq" svg:font-family="'Awami Nastaliq'" style:font-pitch="variable"/>
    <style:font-face style:name="Awami Nastaliq PreV1" svg:font-family="'Awami Nastaliq PreV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14:47:11.621000000</meta:creation-date>
    <dc:date>2017-07-14T14:55:06.284000000</dc:date>
    <meta:editing-duration>PT25M58S</meta:editing-duration>
    <meta:editing-cycles>9</meta:editing-cycles>
    <meta:generator>LibreOffice/5.3.4.2$Windows_X86_64 LibreOffice_project/f82d347ccc0be322489bf7da61d7e4ad13fe2ff3</meta:generator>
    <meta:document-statistic meta:table-count="0" meta:image-count="0" meta:object-count="0" meta:page-count="22" meta:paragraph-count="87" meta:word-count="4882" meta:character-count="22794" meta:non-whitespace-character-count="17890"/>
  </office:meta>
</office:document-meta>
</file>